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5821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05821c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5821c" officeooo:paragraph-rsid="0005821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81d79" officeooo:paragraph-rsid="00081d7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05821c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paragraph-rsid="00081d79"/>
    </style:style>
    <style:style style:name="P7" style:family="paragraph" style:parent-style-name="Standard">
      <style:paragraph-properties fo:text-align="start" style:justify-single-word="false"/>
      <style:text-properties officeooo:paragraph-rsid="0008f971"/>
    </style:style>
    <style:style style:name="P8" style:family="paragraph" style:parent-style-name="Standard">
      <style:paragraph-properties fo:text-align="start" style:justify-single-word="false"/>
      <style:text-properties officeooo:rsid="0008f971" officeooo:paragraph-rsid="0008f971"/>
    </style:style>
    <style:style style:name="T1" style:family="text">
      <style:text-properties officeooo:rsid="0005821c"/>
    </style:style>
    <style:style style:name="T2" style:family="text">
      <style:text-properties officeooo:rsid="000675e5"/>
    </style:style>
    <style:style style:name="T3" style:family="text">
      <style:text-properties officeooo:rsid="0006c156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81af6" style:font-size-asian="14pt" style:font-size-complex="14pt"/>
    </style:style>
    <style:style style:name="T6" style:family="text">
      <style:text-properties fo:font-size="14pt" officeooo:rsid="00081d79" style:font-size-asian="14pt" style:font-size-complex="14pt"/>
    </style:style>
    <style:style style:name="T7" style:family="text">
      <style:text-properties fo:font-size="14pt" officeooo:rsid="0008f971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versidade Federal da Fronteira Sul </text:p>
      <text:p text:style-name="P5">Ci<text:span text:style-name="T1">ê</text:span>ncia da Computa<text:span text:style-name="T1">çã</text:span>o </text:p>
      <text:p text:style-name="P5">GEX614 – Teoria da Computa<text:span text:style-name="T1">çã</text:span>o </text:p>
      <text:p text:style-name="P5">Prof. Andrei Braga </text:p>
      <text:p text:style-name="P5">Avalia<text:span text:style-name="T1">çã</text:span>o 2</text:p>
      <text:p text:style-name="P5"/>
      <text:p text:style-name="P1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rdel Osorio Duarte</text:p>
      <text:p text:style-name="P3">161110006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espostas das questões <text:span text:style-name="T2">(PARTE </text:span><text:span text:style-name="T3">2</text:span><text:span text:style-name="T2">)</text:span></text:p>
      <text:p text:style-name="P3"/>
      <text:p text:style-name="P3">4. (16 pontos) Faça o que é pedido a seguir:</text:p>
      <text:p text:style-name="P3"/>
      <text:p text:style-name="P3">(a) Cite uma linguagem vista em aula que não é Turing-reconhec<text:span text:style-name="T3">í</text:span>vel.</text:p>
      <text:p text:style-name="P4"/>
      <text:p text:style-name="P6"><text:span text:style-name="T5">Uma Linguagem </text:span><text:span text:style-name="T6">não </text:span><text:span text:style-name="T5">Turing-reconhecível </text:span><text:span text:style-name="T6">parte do pressuposto onde encontram-se problemas para os quais não existem programas corretos,vistos na computação ainda hoje como problemas NP-completos. Na máquina não Turing-reconhecível os problemas são dado do complemento das linguagem turing-reconhecível mas não turing-decidível ¬L(M).</text:span></text:p>
      <text:p text:style-name="P8"><text:span text:style-name="T6">L</text:span><text:span text:style-name="T4">ogo temos que se, </text:span></text:p>
      <text:p text:style-name="P7"><text:span text:style-name="T7"><text:s/>L = { (M, w) | M é uma máquina de Turing com alfabeto de entrada { 0, 1 } e M aceita w } é Turing-reconhecível mas não decidível, então...</text:span></text:p>
      <text:p text:style-name="P7"><text:span text:style-name="T6">¬</text:span><text:span text:style-name="T7">L = { (M, w) | M é uma máquina de Turing com alfabeto de entrada que compõe o complemento de L e M gera w } é uma linguagem não Turing-reconhecível.</text:span></text:p>
      <text:p text:style-name="P6"><text:span text:style-name="T6"><text:s/></text:span></text:p>
      <text:p text:style-name="P3">(b) Cite uma linguagem vista em aula que é Turing-reconhec<text:span text:style-name="T3">í</text:span>vel, mas que não é Turing-decid<text:span text:style-name="T3">í</text:span>vel.</text:p>
      <text:p text:style-name="P3"/>
      <text:p text:style-name="P7"><text:span text:style-name="T7">O exemplo que construímos uma máquina de Turing-reconhecivel à partir de M’ composta por 2 fitas sendo cada fita simulava uma máquina(recebendo fita 1 = ¬L e fita 2 = L) e um possível comportamento foi o mais interessante dos exemplos de turing-reconhecivel que vimos, pois a máquina M’ tornou-se uma maquina decidível mesmo partindo do conceito reconhecível. <text:s/></text:span></text:p>
      <text:p text:style-name="P3"/>
      <text:p text:style-name="P3">(c) Cite uma linguagem vista em aula que é Turing-decid<text:span text:style-name="T3">í</text:span>vel.</text:p>
      <text:p text:style-name="P3"/>
      <text:p text:style-name="P3"/>
      <text:p text:style-name="P3">5. (36 pontos) Faça o que é pedido a seguir:</text:p>
      <text:p text:style-name="P3"/>
      <text:p text:style-name="P3">(a) Descreva textualmente uma redução da linguagem L 1 = { 0<text:span text:style-name="T3">^</text:span>i 1<text:span text:style-name="T3">^</text:span>j 2<text:span text:style-name="T3">^</text:span>i | i ≥ 1, j ≥ 1 } para a linguagem L 2 = { 0<text:span text:style-name="T3">^</text:span>i 1<text:span text:style-name="T3">^</text:span>i | i ≥ 1 }. Justifique a sua resposta explicando por que a redução descrita está correta.</text:p>
      <text:p text:style-name="P3"/>
      <text:p text:style-name="P3">(b) Descreva formalmente uma máquina de Turing que computa a redução do item anterior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6:12:04.242317152</meta:creation-date>
    <dc:date>2021-04-27T17:23:44.404566598</dc:date>
    <meta:editing-duration>PT9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310" meta:character-count="1786" meta:non-whitespace-character-count="1486"/>
  </office:meta>
</office:document-meta>
</file>